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umo</text:p>
      <text:p text:style-name="Standard"/>
      <text:p text:style-name="Standard"><text:tab/>O estudo do processo de evolução e formação da Via Láctea é um ramo bastante amplo e que <text:s/>necessita de observações <text:s/>fotométricas e espectroscópicas profundas e em grandes volumes galácticos. Uma das teorias para a forma de como as galáxias evoluem é a acreção de matéria por atração gravitacional, ou seja, pequenas estruturas estelares como galáxias anãs ou aglomerados de estrelas são atraídos pela Via láctea, em alguns casos as estrelas se despredem e forman correntes estelares em direção à Galáxia.</text:p>
      <text:p text:style-name="Standard"><text:tab/>Recentemente grandes levantamentos fotométricos como o Sloan Digital Sky Survey (Sloan) e o Dark Energy Survey (DES) nos dão a oportunidade de detectar e fazer um censo das subestruturas que se encontram no hemisfério sul galáctico, até o momento nunca coberto com fotometria tão profunda. </text:p>
      <text:p text:style-name="Standard"><text:tab/>Inspirados por essas questões e pelos grandes levantamentos fotométricos desenvolvemos o algoritímo SparSEx, um método para detecção de novas subestruturas estelares que se encontram no halo da Galáxia. O método é uma combinação da técnica de matched filter com um simalador de populações estelares simples e um detector sistemático de sobredensidades. O método foi validado com a busca de subestruturas já conhecidas <text:s/>na região coberta pelo Baryon Oscillation Spectroscopy Survey (BOSS) e em regiões do Sloan. Nós recuperamos com sucesso os aglomerados <text:s/>Koposov I and II, Whiting I, Segue 3, Balbinot 1 e Palomar 13. E também detectamos as galáxias anãs <text:s/>Canes Venatici I and II, Hercules, Leo IV, Leo V, Leo T, Coma Berenices, Segue I, II e Wilman I. Além do que recuperamos a cauda de maré da galáxia anã de Sagitário.</text:p>
      <text:p text:style-name="Standard"><text:tab/>Após a validação do método aplicamos o algoritimo nos dados preliminares do ano 1 do DES (Y1P1) , nos dados no ano1 (Y1A1) e também nos dados do ano 2 (Y1A2). Nestas aplicações foram descobertas 17 novas galáxias anãs, muitas delas estão próximas ao sistema de magalhães e tem magnitute muito fraca. Esses resultados que foram obtidos pelo nosso método em conjunto com outros métodos da colaboração do DES foram publicados recentemente em uma série de dois papers da colaboração.</text:p>
      <text:p text:style-name="Standard"><text:ta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queiroz</meta:initial-creator>
    <meta:creation-date>2015-10-23T10:24:37</meta:creation-date>
    <meta:generator>LibreOffice/3.5$Linux_X86_64 LibreOffice_project/350m1$Build-2</meta:generator>
    <dc:date>2015-10-23T15:27:44</dc:date>
    <dc:creator>anna queiroz</dc:creator>
    <meta:editing-duration>PT2M23S</meta:editing-duration>
    <meta:editing-cycles>2</meta:editing-cycles>
    <meta:document-statistic meta:table-count="0" meta:image-count="0" meta:object-count="0" meta:page-count="1" meta:paragraph-count="6" meta:word-count="341" meta:character-count="2105" meta:non-whitespace-character-count="1758"/>
  </office:meta>
</office:document-meta>
</file>